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3.057cm" fo:margin-left="0.118cm" fo:margin-right="13.825cm" table:align="margins"/>
    </style:style>
    <style:style style:name="Table1.A" style:family="table-column">
      <style:table-column-properties style:column-width="3.057cm" style:rel-column-width="1733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8.767cm" fo:margin-left="0.118cm" fo:margin-right="8.116cm" table:align="margins"/>
    </style:style>
    <style:style style:name="Table2.A" style:family="table-column">
      <style:table-column-properties style:column-width="1.787cm" style:rel-column-width="1013*"/>
    </style:style>
    <style:style style:name="Table2.B" style:family="table-column">
      <style:table-column-properties style:column-width="2.215cm" style:rel-column-width="1256*"/>
    </style:style>
    <style:style style:name="Table2.C" style:family="table-column">
      <style:table-column-properties style:column-width="1.085cm" style:rel-column-width="615*"/>
    </style:style>
    <style:style style:name="Table2.D" style:family="table-column">
      <style:table-column-properties style:column-width="0.944cm" style:rel-column-width="535*"/>
    </style:style>
    <style:style style:name="Table2.E" style:family="table-column">
      <style:table-column-properties style:column-width="1.51cm" style:rel-column-width="856*"/>
    </style:style>
    <style:style style:name="Table2.F" style:family="table-column">
      <style:table-column-properties style:column-width="1.226cm" style:rel-column-width="69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3" style:family="table">
      <style:table-properties style:width="7.541cm" fo:margin-left="0.118cm" fo:margin-right="9.342cm" table:align="margins"/>
    </style:style>
    <style:style style:name="Table3.A" style:family="table-column">
      <style:table-column-properties style:column-width="1.222cm" style:rel-column-width="693*"/>
    </style:style>
    <style:style style:name="Table3.B" style:family="table-column">
      <style:table-column-properties style:column-width="1.792cm" style:rel-column-width="1016*"/>
    </style:style>
    <style:style style:name="Table3.C" style:family="table-column">
      <style:table-column-properties style:column-width="1.649cm" style:rel-column-width="935*"/>
    </style:style>
    <style:style style:name="Table3.D" style:family="table-column">
      <style:table-column-properties style:column-width="1.367cm" style:rel-column-width="775*"/>
    </style:style>
    <style:style style:name="Table3.E" style:family="table-column">
      <style:table-column-properties style:column-width="1.51cm" style:rel-column-width="85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4" style:family="table">
      <style:table-properties style:width="7.541cm" fo:margin-left="0.118cm" fo:margin-right="9.342cm" table:align="margins"/>
    </style:style>
    <style:style style:name="Table4.A" style:family="table-column">
      <style:table-column-properties style:column-width="1.222cm" style:rel-column-width="693*"/>
    </style:style>
    <style:style style:name="Table4.B" style:family="table-column">
      <style:table-column-properties style:column-width="1.792cm" style:rel-column-width="1016*"/>
    </style:style>
    <style:style style:name="Table4.C" style:family="table-column">
      <style:table-column-properties style:column-width="1.649cm" style:rel-column-width="935*"/>
    </style:style>
    <style:style style:name="Table4.D" style:family="table-column">
      <style:table-column-properties style:column-width="1.367cm" style:rel-column-width="775*"/>
    </style:style>
    <style:style style:name="Table4.E" style:family="table-column">
      <style:table-column-properties style:column-width="1.51cm" style:rel-column-width="85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5" style:family="table">
      <style:table-properties style:width="8.767cm" fo:margin-left="0.118cm" fo:margin-right="8.116cm" table:align="margins"/>
    </style:style>
    <style:style style:name="Table5.A" style:family="table-column">
      <style:table-column-properties style:column-width="1.787cm" style:rel-column-width="1013*"/>
    </style:style>
    <style:style style:name="Table5.B" style:family="table-column">
      <style:table-column-properties style:column-width="2.215cm" style:rel-column-width="1256*"/>
    </style:style>
    <style:style style:name="Table5.C" style:family="table-column">
      <style:table-column-properties style:column-width="1.085cm" style:rel-column-width="615*"/>
    </style:style>
    <style:style style:name="Table5.D" style:family="table-column">
      <style:table-column-properties style:column-width="0.944cm" style:rel-column-width="535*"/>
    </style:style>
    <style:style style:name="Table5.E" style:family="table-column">
      <style:table-column-properties style:column-width="1.51cm" style:rel-column-width="856*"/>
    </style:style>
    <style:style style:name="Table5.F" style:family="table-column">
      <style:table-column-properties style:column-width="1.226cm" style:rel-column-width="69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959dd" officeooo:paragraph-rsid="000959dd"/>
    </style:style>
    <style:style style:name="P2" style:family="paragraph" style:parent-style-name="Standard">
      <style:text-properties officeooo:rsid="000b3ac6" officeooo:paragraph-rsid="000b3ac6"/>
    </style:style>
    <style:style style:name="P3" style:family="paragraph" style:parent-style-name="Standard">
      <style:text-properties officeooo:rsid="000c2eee" officeooo:paragraph-rsid="000c2eee"/>
    </style:style>
    <style:style style:name="P4" style:family="paragraph" style:parent-style-name="Standard">
      <style:text-properties officeooo:rsid="000c4165" officeooo:paragraph-rsid="000c4165"/>
    </style:style>
    <style:style style:name="P5" style:family="paragraph" style:parent-style-name="Standard">
      <style:text-properties officeooo:rsid="000dc31b" officeooo:paragraph-rsid="000dc31b"/>
    </style:style>
    <style:style style:name="P6" style:family="paragraph" style:parent-style-name="Standard">
      <style:text-properties officeooo:rsid="000fafe6" officeooo:paragraph-rsid="000fafe6"/>
    </style:style>
    <style:style style:name="P7" style:family="paragraph" style:parent-style-name="Standard">
      <style:text-properties officeooo:rsid="000fafe6" officeooo:paragraph-rsid="000fe898"/>
    </style:style>
    <style:style style:name="P8" style:family="paragraph" style:parent-style-name="Standard">
      <style:text-properties officeooo:rsid="000fafe6" officeooo:paragraph-rsid="0011e92a"/>
    </style:style>
    <style:style style:name="P9" style:family="paragraph" style:parent-style-name="Standard">
      <style:text-properties officeooo:rsid="000fafe6" officeooo:paragraph-rsid="0020fad0"/>
    </style:style>
    <style:style style:name="P10" style:family="paragraph" style:parent-style-name="Standard">
      <style:text-properties officeooo:rsid="00133068" officeooo:paragraph-rsid="00133068"/>
    </style:style>
    <style:style style:name="P11" style:family="paragraph" style:parent-style-name="Standard">
      <style:text-properties officeooo:rsid="001521ea" officeooo:paragraph-rsid="001521ea"/>
    </style:style>
    <style:style style:name="P12" style:family="paragraph" style:parent-style-name="Standard">
      <style:text-properties officeooo:rsid="001521ea" officeooo:paragraph-rsid="0016fa31"/>
    </style:style>
    <style:style style:name="P13" style:family="paragraph" style:parent-style-name="Standard">
      <style:text-properties officeooo:rsid="0016b073" officeooo:paragraph-rsid="0016b073"/>
    </style:style>
    <style:style style:name="P14" style:family="paragraph" style:parent-style-name="Standard">
      <style:text-properties officeooo:rsid="0016b073" officeooo:paragraph-rsid="0016fa31"/>
    </style:style>
    <style:style style:name="P15" style:family="paragraph" style:parent-style-name="Standard">
      <style:text-properties officeooo:rsid="0016b073" officeooo:paragraph-rsid="0018898c"/>
    </style:style>
    <style:style style:name="P16" style:family="paragraph" style:parent-style-name="Standard">
      <style:text-properties officeooo:rsid="0018898c" officeooo:paragraph-rsid="0018898c"/>
    </style:style>
    <style:style style:name="P17" style:family="paragraph" style:parent-style-name="Standard">
      <style:text-properties officeooo:rsid="0018898c" officeooo:paragraph-rsid="001c9ad6"/>
    </style:style>
    <style:style style:name="P18" style:family="paragraph" style:parent-style-name="Standard">
      <style:text-properties officeooo:rsid="0018898c" officeooo:paragraph-rsid="001e260b"/>
    </style:style>
    <style:style style:name="P19" style:family="paragraph" style:parent-style-name="Standard">
      <style:text-properties officeooo:rsid="001c9ad6" officeooo:paragraph-rsid="001c9ad6"/>
    </style:style>
    <style:style style:name="P20" style:family="paragraph" style:parent-style-name="Standard">
      <style:text-properties officeooo:rsid="001e260b" officeooo:paragraph-rsid="001e260b"/>
    </style:style>
    <style:style style:name="P21" style:family="paragraph" style:parent-style-name="Standard">
      <style:text-properties officeooo:rsid="001e4416" officeooo:paragraph-rsid="001e4416"/>
    </style:style>
    <style:style style:name="P22" style:family="paragraph" style:parent-style-name="Standard">
      <style:text-properties officeooo:rsid="00214583" officeooo:paragraph-rsid="00214583"/>
    </style:style>
    <style:style style:name="P23" style:family="paragraph" style:parent-style-name="Standard">
      <style:text-properties officeooo:rsid="0024a39f" officeooo:paragraph-rsid="0024a39f"/>
    </style:style>
    <style:style style:name="P24" style:family="paragraph" style:parent-style-name="Standard">
      <style:text-properties officeooo:rsid="0024eb30" officeooo:paragraph-rsid="0024eb30"/>
    </style:style>
    <style:style style:name="P25" style:family="paragraph" style:parent-style-name="Standard">
      <style:text-properties officeooo:rsid="00259955" officeooo:paragraph-rsid="00259955"/>
    </style:style>
    <style:style style:name="P26" style:family="paragraph" style:parent-style-name="Standard">
      <style:text-properties officeooo:rsid="0026937b" officeooo:paragraph-rsid="0026937b"/>
    </style:style>
    <style:style style:name="P27" style:family="paragraph" style:parent-style-name="Standard">
      <style:text-properties officeooo:rsid="00278c54" officeooo:paragraph-rsid="00278c54"/>
    </style:style>
    <style:style style:name="P28" style:family="paragraph" style:parent-style-name="Standard">
      <style:text-properties officeooo:rsid="00294b6a" officeooo:paragraph-rsid="00294b6a"/>
    </style:style>
    <style:style style:name="P29" style:family="paragraph" style:parent-style-name="Standard">
      <style:text-properties officeooo:rsid="002c996e" officeooo:paragraph-rsid="002c996e"/>
    </style:style>
    <style:style style:name="P30" style:family="paragraph" style:parent-style-name="Standard">
      <style:text-properties fo:font-weight="bold" officeooo:rsid="002c996e" officeooo:paragraph-rsid="002c996e" style:font-weight-asian="bold" style:font-weight-complex="bold"/>
    </style:style>
    <style:style style:name="P31" style:family="paragraph" style:parent-style-name="Standard">
      <style:text-properties fo:font-weight="bold" officeooo:rsid="002e49d4" officeooo:paragraph-rsid="002e49d4" style:font-weight-asian="bold" style:font-weight-complex="bold"/>
    </style:style>
    <style:style style:name="P32" style:family="paragraph" style:parent-style-name="Standard">
      <style:text-properties fo:font-weight="bold" officeooo:rsid="002f681c" officeooo:paragraph-rsid="002f681c" style:font-weight-asian="bold" style:font-weight-complex="bold"/>
    </style:style>
    <style:style style:name="P33" style:family="paragraph" style:parent-style-name="Standard">
      <style:text-properties fo:font-weight="bold" officeooo:rsid="00324dec" officeooo:paragraph-rsid="00324dec" style:font-weight-asian="bold" style:font-weight-complex="bold"/>
    </style:style>
    <style:style style:name="P34" style:family="paragraph" style:parent-style-name="Standard">
      <style:paragraph-properties fo:break-before="page"/>
      <style:text-properties officeooo:rsid="0016b073" officeooo:paragraph-rsid="0018898c"/>
    </style:style>
    <style:style style:name="T1" style:family="text">
      <style:text-properties officeooo:rsid="000959dd"/>
    </style:style>
    <style:style style:name="T2" style:family="text">
      <style:text-properties officeooo:rsid="000fe898"/>
    </style:style>
    <style:style style:name="T3" style:family="text">
      <style:text-properties officeooo:rsid="000ff711"/>
    </style:style>
    <style:style style:name="T4" style:family="text">
      <style:text-properties officeooo:rsid="001521ea"/>
    </style:style>
    <style:style style:name="T5" style:family="text">
      <style:text-properties officeooo:rsid="0018898c"/>
    </style:style>
    <style:style style:name="T6" style:family="text">
      <style:text-properties officeooo:rsid="0019aa1c"/>
    </style:style>
    <style:style style:name="T7" style:family="text">
      <style:text-properties officeooo:rsid="001c9ad6"/>
    </style:style>
    <style:style style:name="T8" style:family="text">
      <style:text-properties officeooo:rsid="001e260b"/>
    </style:style>
    <style:style style:name="T9" style:family="text">
      <style:text-properties officeooo:rsid="003080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0"/><text:tab/><text:tab/> -: <text:s/><text:span text:style-name="T1">Shivakant Singh :-</text:span></text:p>
      <text:p text:style-name="P2">how to create databases</text:p>
      <text:p text:style-name="P2">create database datadb;</text:p>
      <text:p text:style-name="P2">gives permition</text:p>
      <text:p text:style-name="P2">grant all privileges on datadb* TO 'shiva'@'%';</text:p>
      <text:p text:style-name="P1">step 1;- show databases;</text:p>
      <text:p text:style-name="P1">step 2:- create database datadb;</text:p>
      <text:p text:style-name="P2">step3 :- use datadb;</text:p>
      <text:p text:style-name="P2">step 4:- drop database datadb;</text:p>
      <text:p text:style-name="P2">commit command (--)</text:p>
      <text:p text:style-name="P3">step 5</text:p>
      <text:p text:style-name="P3">CREATE TABLE IF NOT EXISTS studentDetail(</text:p>
      <text:p text:style-name="P3">id INT PRIMARY KEY AUTO_INCREMENT,</text:p>
      <text:p text:style-name="P3">firstName VARCHAR(20) NOT NULL,</text:p>
      <text:p text:style-name="P3">secondName VARCHAR(20) NOT NULL,</text:p>
      <text:p text:style-name="P3">homeAddress VARCHAR(30) NOT NULL UNIQUE,</text:p>
      <text:p text:style-name="P3">parentPhone VARCHAR(14) NOT <text:s/>NULL</text:p>
      <text:p text:style-name="P3">);</text:p>
      <text:p text:style-name="P4">step 6</text:p>
      <text:p text:style-name="P4">INSERT INTO studentDetail</text:p>
      <text:p text:style-name="P4">value(NULL,"JOHN","DOE","NAIROBI 2022","1237742489");</text:p>
      <text:p text:style-name="P4">step 7</text:p>
      <text:p text:style-name="P4">select *from studentDetail;</text:p>
      <text:p text:style-name="P5">step 8</text:p>
      <text:p text:style-name="P5">select * from studentDetail where id=3;</text:p>
      <text:p text:style-name="P6">step 9</text:p>
      <text:p text:style-name="P6">update studentDetail set secondName="Tommy" where secondName="Doe2";</text:p>
      <text:p text:style-name="P6"/>
      <text:p text:style-name="P6"><text:s text:c="49"/><text:tab/>-:<text:span text:style-name="T2">Second lecture :-</text:span></text:p>
      <text:p text:style-name="P9"><text:span text:style-name="T3">1.</text:span></text:p>
      <text:p text:style-name="P9">CREATE TABLE <text:span text:style-name="T2">Employee</text:span> (</text:p>
      <text:p text:style-name="P7"><text:s text:c="2"/><text:span text:style-name="T2">Emp</text:span>ID INT NOT NULL,</text:p>
      <text:p text:style-name="P7"><text:s text:c="2"/><text:span text:style-name="T2">Emp</text:span>Name <text:s/>VARCHAR(45) NOT NULL,</text:p>
      <text:p text:style-name="P7"><text:s text:c="2"/><text:span text:style-name="T2">EmpAge </text:span>VARCHAR(45) NOT NULL,</text:p>
      <text:p text:style-name="P7"><text:s text:c="2"/><text:span text:style-name="T2">EmpDept </text:span><text:s/>VARCHAR(45) NOT NULL</text:p>
      <text:p text:style-name="P7"><text:s text:c="2"/>PRIMARY KEY (<text:span text:style-name="T2">Emp</text:span>ID));</text:p>
      <text:p text:style-name="P8">INSERT INTO `datadb`.`<text:span text:style-name="T3">Employee</text:span>` (`<text:span text:style-name="T3">Emp</text:span>ID`, `<text:span text:style-name="T3">Emp</text:span>Name`, `<text:span text:style-name="T3">EmpAge</text:span>`,`<text:span text:style-name="T3">EmpDept</text:span>`) VALUES ('1', 'Tom', '26', 'cse' );</text:p>
      <text:p text:style-name="P8">INSERT INTO `datadb`.`<text:span text:style-name="T3">Employee</text:span>` (`<text:span text:style-name="T3">Emp</text:span>tID`, `<text:span text:style-name="T3">Emp</text:span>Name`, `<text:span text:style-name="T3">EmpAge</text:span>`,<text:span text:style-name="T3">EmpDept</text:span>) VALUES (</text:p>
      <text:p text:style-name="P8">'2', 'Hary', '54', 'BA');</text:p>
      <text:p text:style-name="P8">INSERT INTO `datadb`.`<text:span text:style-name="T3">Employee</text:span>` (`<text:span text:style-name="T3">Emp</text:span>ID`, `<text:span text:style-name="T3">Emp</text:span>Name`, `<text:span text:style-name="T3">EmpAge</text:span>`,<text:span text:style-name="T3">EmpDept</text:span>) VALUES ('3', 'Emma', '24', 'marketing');</text:p>
      <text:p text:style-name="P8">INSERT INTO `datadb`.`<text:span text:style-name="T3">Employee</text:span>` (`<text:span text:style-name="T3">Emp</text:span>ID`, `<text:span text:style-name="T3">Emp</text:span>Name`, `<text:span text:style-name="T3">EmpAge</text:span>`,<text:span text:style-name="T3">EmpDept</text:span>) VALUES ('4', 'Mac', '34', 'Developer');</text:p>
      <text:p text:style-name="P8">INSERT INTO `datadb`.`<text:span text:style-name="T3">Employee</text:span>` (`<text:span text:style-name="T3">Emp</text:span>ID`, `<text:span text:style-name="T3">Emp</text:span>Name`, `<text:span text:style-name="T3">EmpAge</text:span>`,<text:span text:style-name="T3">EmpDept</text:span>) VALUES ('5', 'Vacato', '24', 'Hr');</text:p>
      <text:p text:style-name="P6"><text:span text:style-name="T3">2.</text:span>CREATE TABLE `datadb`.`Department` (</text:p>
      <text:p text:style-name="P6"><text:s text:c="2"/>`DeptID` INT NOT NULL,</text:p>
      <text:p text:style-name="P6"><text:s text:c="2"/>`DeptName` VARCHAR(45) NOT NULL,</text:p>
      <text:p text:style-name="P6"><text:s text:c="2"/>`DeptZone` VARCHAR(45) NOT NULL,</text:p>
      <text:p text:style-name="P6"><text:s text:c="2"/>PRIMARY KEY (`DeptID`));</text:p>
      <text:p text:style-name="P6">select*from Employee WHERE EmpAge=26;</text:p>
      <text:p text:style-name="P6"><text:soft-page-break/></text:p>
      <text:p text:style-name="P6">INSERT INTO `datadb`.`Department` (`DeptID`, `DeptName`, `DeptZone`) VALUES ('1', 'cse', 'North');</text:p>
      <text:p text:style-name="P6"/>
      <text:p text:style-name="P6">INSERT INTO `datadb`.`Department` (`DeptID`, `DeptName`, `DeptZone`) VALUES ('2', 'BA', 'South');</text:p>
      <text:p text:style-name="P6">INSERT INTO `datadb`.`Department` (`DeptID`, `DeptName`, `DeptZone`) VALUES ('3', 'marketing', 'East');</text:p>
      <text:p text:style-name="P6">INSERT INTO `datadb`.`Department` (`DeptID`, `DeptName`, `DeptZone`) VALUES ('4', 'Developer', 'West');</text:p>
      <text:p text:style-name="P6">INSERT INTO `datadb`.`Department` (`DeptID`, `DeptName`, `DeptZone`) VALUES ('5', 'Hr', 'East');</text:p>
      <text:p text:style-name="P6"/>
      <text:p text:style-name="P10">step 2 on terminal</text:p>
      <text:p text:style-name="P10">mysql -u shiva -p</text:p>
      <text:p text:style-name="P10">show databases;</text:p>
      <text:p text:style-name="P10">+--------------------+</text:p>
      <text:p text:style-name="P10">| Database <text:s text:c="10"/>|</text:p>
      <text:p text:style-name="P10">+--------------------+</text:p>
      <text:p text:style-name="P10">| information_schema |</text:p>
      <text:p text:style-name="P10">| datablock <text:s text:c="9"/>|</text:p>
      <text:p text:style-name="P10">| datadb <text:s text:c="12"/>|</text:p>
      <text:p text:style-name="P10">| mydb <text:s text:c="14"/>|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Contents"/>
            </table:table-cell>
          </table:table-row>
        </table:table-header-rows>
      </table:table>
      <text:p text:style-name="P10"/>
      <text:p text:style-name="P11">Sudo su</text:p>
      <text:p text:style-name="P11">mysql</text:p>
      <text:p text:style-name="P11">create database shivadb;</text:p>
      <text:p text:style-name="P11">grant all privileges on shivadb.* TO 'shiva'@'%';</text:p>
      <text:p text:style-name="P11"><text:s/></text:p>
      <text:p text:style-name="P11">use shivadb;</text:p>
      <text:p text:style-name="P13">create table <text:s/>Employee(</text:p>
      <text:p text:style-name="P13">EmpID int <text:s/><text:span text:style-name="T6">not null</text:span>,</text:p>
      <text:p text:style-name="P13">FirstName varchar(255),</text:p>
      <text:p text:style-name="P13">LastName varchar(255),</text:p>
      <text:p text:style-name="P13">EmpAge int,</text:p>
      <text:p text:style-name="P13">EmpZone varchar(255)</text:p>
      <text:p text:style-name="P13">);</text:p>
      <text:p text:style-name="P12"/>
      <text:p text:style-name="P13"><text:s/>DESC Employee;</text:p>
      <text:p text:style-name="P13">+-----------+--------------+------+-----+---------+-------+</text:p>
      <text:p text:style-name="P13">| Field <text:s text:c="4"/>| Type <text:s text:c="8"/>| Null | Key | Default | Extra |</text:p>
      <text:p text:style-name="P13">+-----------+--------------+------+-----+---------+-------+</text:p>
      <text:p text:style-name="P13">| EmpID <text:s text:c="4"/>| int(11) <text:s text:c="5"/>| YES <text:s/>| <text:s text:c="4"/>| NULL <text:s text:c="3"/>| <text:s text:c="6"/>|</text:p>
      <text:p text:style-name="P13">| FirstName | varchar(255) | YES <text:s/>| <text:s text:c="4"/>| NULL <text:s text:c="3"/>| <text:s text:c="6"/>|</text:p>
      <text:p text:style-name="P13">| LastName <text:s/>| varchar(255) | YES <text:s/>| <text:s text:c="4"/>| NULL <text:s text:c="3"/>| <text:s text:c="6"/>|</text:p>
      <text:p text:style-name="P13">| EmpAge <text:s text:c="3"/>| int(11) <text:s text:c="5"/>| YES <text:s/>| <text:s text:c="4"/>| NULL <text:s text:c="3"/>| <text:s text:c="6"/>|</text:p>
      <text:p text:style-name="P13">| EmpZone <text:s text:c="2"/>| varchar(255) | YES <text:s/>| <text:s text:c="4"/>| NULL <text:s text:c="3"/>| <text:s text:c="6"/>|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F1" office:value-type="string">
              <text:p text:style-name="Table_20_Contents"/>
            </table:table-cell>
          </table:table-row>
        </table:table-header-rows>
      </table:table>
      <text:p text:style-name="P13"/>
      <text:p text:style-name="P14"><text:soft-page-break/>INSERT INTO Employee(EmpID,FirstName,LastName,EmpAge,EmpZone) VALUES(1,<text:span text:style-name="T4">'</text:span>Jack<text:span text:style-name="T4">'</text:span>,<text:span text:style-name="T4">'</text:span>sparrow<text:span text:style-name="T4">'</text:span>,25,<text:span text:style-name="T4">'</text:span>North<text:span text:style-name="T4">'</text:span>);</text:p>
      <text:p text:style-name="P14"><text:s/>SELECT * FROM Employee;</text:p>
      <text:p text:style-name="P14">+-------+-----------+----------+--------+---------+</text:p>
      <text:p text:style-name="P14">| EmpID | FirstName | LastName | EmpAge | EmpZone |</text:p>
      <text:p text:style-name="P14">+-------+-----------+----------+--------+---------+</text:p>
      <text:p text:style-name="P14">| <text:s text:c="4"/>1 | Jack <text:s text:c="5"/>| sparrow <text:s/>| <text:s text:c="4"/>25 | orth <text:s text:c="3"/>|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Contents"/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  <table:table-cell table:style-name="Table3.E1" office:value-type="string">
              <text:p text:style-name="Table_20_Contents"/>
            </table:table-cell>
          </table:table-row>
        </table:table-header-rows>
      </table:table>
      <text:p text:style-name="P15">INSERT INTO Employee(EmpID,FirstName,LastName,EmpAge,EmpZone) VALUES(<text:span text:style-name="T5">2</text:span>,'Tom','Mato',25,'South');</text:p>
      <text:p text:style-name="P15">INSERT INTO Employee(EmpID,FirstName,LastName,EmpAge,EmpZone) VALUES(<text:span text:style-name="T5">3</text:span>,'Tom','<text:span text:style-name="T5">Vogel</text:span>',25,'<text:span text:style-name="T5">North</text:span>');</text:p>
      <text:p text:style-name="P15">INSERT INTO Employee(EmpID,FirstName,LastName,EmpAge,EmpZone) VALUES(<text:span text:style-name="T5">4</text:span>,'<text:span text:style-name="T5">Vacato</text:span>','Mato',25,'<text:span text:style-name="T5">West</text:span>');</text:p>
      <text:p text:style-name="P15">INSERT INTO Employee(EmpID,FirstName,LastName,EmpAge,EmpZone) VALUES(<text:span text:style-name="T5">5</text:span>,'<text:span text:style-name="T5">Mac</text:span>','<text:span text:style-name="T5">Vogel</text:span>',2<text:span text:style-name="T5">6</text:span>,'<text:span text:style-name="T5">East</text:span>');</text:p>
      <text:p text:style-name="P15"/>
      <text:p text:style-name="P15">SELECT * FROM Employee; <text:s text:c="46"/></text:p>
      <text:p text:style-name="P15">| EmpID | FirstName | LastName | EmpAge | EmpZone |</text:p>
      <text:p text:style-name="P15">+-------+-----------+----------+--------+---------+</text:p>
      <text:p text:style-name="P15">| <text:s text:c="4"/>1 | Jack <text:s text:c="5"/>| sparrow <text:s/>| <text:s text:c="4"/>25 | orth <text:s text:c="3"/>|</text:p>
      <text:p text:style-name="P15">| <text:s text:c="4"/>1 | Jack <text:s text:c="5"/>| sparrow <text:s/>| <text:s text:c="4"/>25 | North <text:s text:c="2"/>|</text:p>
      <text:p text:style-name="P15">| <text:s text:c="4"/>2 | Tom <text:s text:c="6"/>| Mato <text:s text:c="4"/>| <text:s text:c="4"/>25 | South <text:s text:c="2"/>|</text:p>
      <text:p text:style-name="P15">| <text:s text:c="4"/>2 | Mac <text:s text:c="6"/>| Vogel <text:s text:c="3"/>| <text:s text:c="4"/>26 | East <text:s text:c="3"/>|</text:p>
      <text:p text:style-name="P15">| <text:s text:c="4"/>3 | Tom <text:s text:c="6"/>| Vogel <text:s text:c="3"/>| <text:s text:c="4"/>25 | North <text:s text:c="2"/>|</text:p>
      <text:p text:style-name="P15">| <text:s text:c="4"/>4 | Vacato <text:s text:c="3"/>| Mato <text:s text:c="4"/>| <text:s text:c="4"/>25 | West <text:s text:c="3"/>|</text:p>
      <text:p text:style-name="P15">| <text:s text:c="4"/>5 | Mac <text:s text:c="6"/>| Vogel <text:s text:c="3"/>| <text:s text:c="4"/>26 | East <text:s text:c="3"/>|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  <table:table-cell table:style-name="Table4.E1" office:value-type="string">
              <text:p text:style-name="Table_20_Contents"/>
            </table:table-cell>
          </table:table-row>
        </table:table-header-rows>
      </table:table>
      <text:p text:style-name="P16"/>
      <text:p text:style-name="P16">SELECT EmpID FROM Employee;</text:p>
      <text:p text:style-name="P16"/>
      <text:p text:style-name="P16">select EmpZone from Employee;</text:p>
      <text:p text:style-name="P16">select <text:span text:style-name="T6">FirstName</text:span> from Employee;</text:p>
      <text:p text:style-name="P16">SELECT LastName from Employee;</text:p>
      <text:p text:style-name="P16">select FirstName,LastName,EmpAge,EmpZone from Employee;</text:p>
      <text:p text:style-name="P16"><text:s/></text:p>
      <text:p text:style-name="P19">UNIQUE:-</text:p>
      <text:p text:style-name="P16"/>
      <text:p text:style-name="P16">create table EMPLOYEE(</text:p>
      <text:p text:style-name="P16"><text:s text:c="4"/>-&gt; EmpID int not null,</text:p>
      <text:p text:style-name="P16"><text:s text:c="4"/>-&gt; FirstName varchar(277),</text:p>
      <text:p text:style-name="P16"><text:s text:c="4"/>-&gt; LastName varchar(277),</text:p>
      <text:p text:style-name="P16"><text:s text:c="4"/>-&gt; unique(EmpID)</text:p>
      <text:p text:style-name="P16"><text:s text:c="4"/>-&gt; );</text:p>
      <text:p text:style-name="P16"/>
      <text:p text:style-name="P16">desc EMPLOYEE ;</text:p>
      <text:p text:style-name="P16">+-----------+--------------+------+-----+---------+-------+</text:p>
      <text:p text:style-name="P16">| Field <text:s text:c="4"/>| Type <text:s text:c="8"/>| Null | Key | Default | Extra |</text:p>
      <text:p text:style-name="P16">+-----------+--------------+------+-----+---------+-------+</text:p>
      <text:p text:style-name="P16">| EmpID <text:s text:c="4"/>| int(11) <text:s text:c="5"/>| NO <text:s text:c="2"/>| PRI | NULL <text:s text:c="3"/>| <text:s text:c="6"/>|</text:p>
      <text:p text:style-name="P16"><text:soft-page-break/>| FirstName | varchar(277) | YES <text:s/>| <text:s text:c="4"/>| NULL <text:s text:c="3"/>| <text:s text:c="6"/>|</text:p>
      <text:p text:style-name="P16">| LastName <text:s/>| varchar(277) | YES <text:s/>| <text:s text:c="4"/>| NULL <text:s text:c="3"/>| <text:s text:c="6"/>|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>
            <table:table-cell table:style-name="Table5.A1" office:value-type="string">
              <text:p text:style-name="Table_20_Contents"/>
            </table:table-cell>
            <table:table-cell table:style-name="Table5.A1" office:value-type="string">
              <text:p text:style-name="Table_20_Contents"/>
            </table:table-cell>
            <table:table-cell table:style-name="Table5.A1" office:value-type="string">
              <text:p text:style-name="Table_20_Contents"/>
            </table:table-cell>
            <table:table-cell table:style-name="Table5.A1" office:value-type="string">
              <text:p text:style-name="Table_20_Contents"/>
            </table:table-cell>
            <table:table-cell table:style-name="Table5.A1" office:value-type="string">
              <text:p text:style-name="Table_20_Contents"/>
            </table:table-cell>
            <table:table-cell table:style-name="Table5.F1" office:value-type="string">
              <text:p text:style-name="Table_20_Contents"/>
            </table:table-cell>
          </table:table-row>
        </table:table-header-rows>
      </table:table>
      <text:p text:style-name="P16"/>
      <text:p text:style-name="P17"><text:span text:style-name="T7">PRIMARY:-</text:span></text:p>
      <text:p text:style-name="P17"/>
      <text:p text:style-name="P17">create table EMPLOYEE(</text:p>
      <text:p text:style-name="P17"><text:s text:c="4"/>-&gt; EmpID int not null,</text:p>
      <text:p text:style-name="P17"><text:s text:c="4"/>-&gt; FirstName varchar(277),</text:p>
      <text:p text:style-name="P17"><text:s text:c="4"/>-&gt; LastName varchar(277),</text:p>
      <text:p text:style-name="P17"><text:s text:c="4"/>-&gt; <text:span text:style-name="T7">PRIMARY</text:span>(EmpID)</text:p>
      <text:p text:style-name="P17"><text:s text:c="4"/>-&gt; );</text:p>
      <text:p text:style-name="P17"/>
      <text:p text:style-name="P17"/>
      <text:p text:style-name="P20">Check:-</text:p>
      <text:p text:style-name="P18">create table EMPLOYEE(</text:p>
      <text:p text:style-name="P18"><text:s text:c="4"/>-&gt; EmpID int not null,</text:p>
      <text:p text:style-name="P18"><text:s text:c="4"/>-&gt; FirstName varchar(277),</text:p>
      <text:p text:style-name="P18"><text:s text:c="4"/>-&gt; LastName varchar(277),</text:p>
      <text:p text:style-name="P18"><text:s text:c="4"/>-<text:span text:style-name="T8">&gt;CHECK</text:span>(<text:span text:style-name="T8">EmpAge&gt;20</text:span>)</text:p>
      <text:p text:style-name="P18"><text:s text:c="4"/>-&gt; );</text:p>
      <text:p text:style-name="P21">DEFAULT:-</text:p>
      <text:p text:style-name="P21">create table EMP( EmpID int not null, FirstName varchar(255), LastName varchar(255), EmpDept varchar(255) default 'operations' );</text:p>
      <text:p text:style-name="P21"/>
      <text:p text:style-name="P21"/>
      <text:p text:style-name="P21"><text:s/>insert into EMP(EmpID,FirstName,LastName)</text:p>
      <text:p text:style-name="P21"><text:s text:c="4"/>-&gt; value(1,'shiv','singh');</text:p>
      <text:p text:style-name="P21"/>
      <text:p text:style-name="P21">select * from EMP;</text:p>
      <text:p text:style-name="P21"><text:s/>create INDEX DEMOINDEX</text:p>
      <text:p text:style-name="P21"><text:s text:c="4"/>-&gt; ON EMP(FirstName);</text:p>
      <text:p text:style-name="P21"><text:s/>CREATE INDEX DEMOINDEX2</text:p>
      <text:p text:style-name="P21"><text:s text:c="4"/>-&gt; ON EMP(FirstName,LastName);</text:p>
      <text:p text:style-name="P21">SHOW INDEXES FROM EMP;</text:p>
      <text:p text:style-name="P21">DROP INDEX DEMOINDEX ON EMP;</text:p>
      <text:p text:style-name="P21">ALTER TABLE EMP ADD EMPZONE varchar(255);</text:p>
      <text:p text:style-name="P21">ALTER TABLE EMP ADD EMPPHONE varchar(255);</text:p>
      <text:p text:style-name="P21"><text:s/>ALTER TABLE EMP ADD EMPADDRESS varchar(255);</text:p>
      <text:p text:style-name="P21">ALTER TABLE EMP</text:p>
      <text:p text:style-name="P21"><text:s text:c="4"/>-&gt; DROP COLUMN EMPPHONE;</text:p>
      <text:p text:style-name="P21">ALTER TABLE EMP</text:p>
      <text:p text:style-name="P21"><text:s text:c="4"/>-&gt; MODIFY COLUMN EMPaddress int;</text:p>
      <text:p text:style-name="P22">select distinct EmpAge from Employee;</text:p>
      <text:p text:style-name="P22"/>
      <text:p text:style-name="P34">select*from Employee WHERE EmpAge&lt;30;</text:p>
      <text:p text:style-name="P15">select*from Employee WHERE EmpAge&gt;=30;</text:p>
      <text:p text:style-name="P15"><text:s/>select * from Employee</text:p>
      <text:p text:style-name="P15"><text:s text:c="4"/>-&gt; where EmpAge=26 and EmpDept='cse';</text:p>
      <text:p text:style-name="P15"><text:s/>select * from Employee where EmpAge=26 and EmpDept='cse' and EmpName='Mac';</text:p>
      <text:p text:style-name="P15"/>
      <text:p text:style-name="P23">OR</text:p>
      <text:p text:style-name="P23">select * from Employee where EmpName='Mac' or EmpName='Tom';</text:p>
      <text:p text:style-name="P23">select * from Employee </text:p>
      <text:p text:style-name="P23"><text:s text:c="4"/>-&gt; where EmpName='Mac' or EmpDept='BA';</text:p>
      <text:p text:style-name="P23">select * from Employee where not EmpAge=90;</text:p>
      <text:p text:style-name="P23">select * from Employee where not EmpName='Tom';</text:p>
      <text:p text:style-name="P24">single command</text:p>
      <text:p text:style-name="P24">select * from Employee ; # fetch all record <text:s/>from table</text:p>
      <text:p text:style-name="P24">select * from Employee ; --fetch all record <text:s/>from table</text:p>
      <text:p text:style-name="P24"><text:s/>select *</text:p>
      <text:p text:style-name="P24"><text:s text:c="4"/>-&gt; /*</text:p>
      <text:p text:style-name="P24"><text:s text:c="3"/>/*&gt; retrive all records from</text:p>
      <text:p text:style-name="P24"><text:s text:c="3"/>/*&gt; table Employee. we wre using select</text:p>
      <text:p text:style-name="P24"><text:s text:c="3"/>/*&gt; statement</text:p>
      <text:p text:style-name="P24"><text:s text:c="3"/>/*&gt; */</text:p>
      <text:p text:style-name="P24"><text:s text:c="4"/>-&gt; from Employee;</text:p>
      <text:p text:style-name="P24">COUNT</text:p>
      <text:p text:style-name="P24"><text:s/>select count(EmpAge) from Employee where EmpAge= 26;</text:p>
      <text:p text:style-name="P24"><text:s/>select count(*) from Employee;</text:p>
      <text:p text:style-name="P25">AS</text:p>
      <text:p text:style-name="P24">select EmpAge as AGE_of_Employee from Employee;</text:p>
      <text:p text:style-name="P24">select EmpName as name1,EmpDept as name2</text:p>
      <text:p text:style-name="P24"><text:s text:c="4"/>-&gt; from Employee;</text:p>
      <text:p text:style-name="P25">IN</text:p>
      <text:p text:style-name="P25">select * from <text:s/>Employee where EmpDept in ('cse','cse');</text:p>
      <text:p text:style-name="P25">select *from Employee where EmpName not in ('Tom','Mac');</text:p>
      <text:p text:style-name="P26">like </text:p>
      <text:p text:style-name="P26">select * from Employee where EmpName like 'T%';</text:p>
      <text:p text:style-name="P26">select * from Employee where EmpName like 'M%';</text:p>
      <text:p text:style-name="P26">select * from Employee where EmpDept like '%e';</text:p>
      <text:p text:style-name="P26"><text:s/>select * from Employee where EmpDept like '__e';</text:p>
      <text:p text:style-name="P26">between</text:p>
      <text:p text:style-name="P26">select * from Employee where EmpAge between 26 and 60;</text:p>
      <text:p text:style-name="P26">select * from Employee where EmpAge <text:s/>not between 26 and 60;</text:p>
      <text:p text:style-name="P27">case statement</text:p>
      <text:p text:style-name="P27">select EmpName, EmpDept,EmpAge,</text:p>
      <text:p text:style-name="P27"><text:s text:c="4"/>-&gt; case</text:p>
      <text:p text:style-name="P27"><text:s text:c="4"/>-&gt; When EmpAge &gt; 26 then 'Employee with experience . Eligible for sr . profile'</text:p>
      <text:p text:style-name="P27"><text:s text:c="4"/>-&gt; when EmpAge = 26 then 'Employee is mis-experience level. Eligible'</text:p>
      <text:p text:style-name="P27"><text:s text:c="4"/>-&gt; else 'Freshers.... new to the company'</text:p>
      <text:p text:style-name="P27"><text:s text:c="4"/>-&gt; end as Eligibility</text:p>
      <text:p text:style-name="P27"><text:s text:c="4"/>-&gt; from Employee;</text:p>
      <text:p text:style-name="P28">delete</text:p>
      <text:p text:style-name="P28">DELETE FROM Employee </text:p>
      <text:p text:style-name="P28"><text:s text:c="4"/>-&gt; WHERE EmpName='Tom';</text:p>
      <text:p text:style-name="P28"><text:s/>DELETE FROM Employee;</text:p>
      <text:p text:style-name="P28"><text:soft-page-break/>update</text:p>
      <text:p text:style-name="P28">UPDATE Employee </text:p>
      <text:p text:style-name="P28"><text:s text:c="4"/>-&gt; SET EmpName='RAM',EmpAge=23 WHERE EmpID=2;</text:p>
      <text:p text:style-name="P29">AVG()</text:p>
      <text:p text:style-name="P29"><text:s/>select avg(EmpAge) from Employee;</text:p>
      <text:p text:style-name="P30">SELECT AVG(EmpAge) from EMPLOYEE;</text:p>
      <text:p text:style-name="P31">SUM()</text:p>
      <text:p text:style-name="P31">SELECT SUM(EmpAge) from EMPLOYEE;</text:p>
      <text:p text:style-name="P31">SELECT SUM(EmpAge)as <text:s/>result from EMPLOYEE;</text:p>
      <text:p text:style-name="P31">ORDER BY</text:p>
      <text:p text:style-name="P31">SELECT * FROM EMPLOYEE ORDER BY EmpAge;</text:p>
      <text:p text:style-name="P31">SELECT * FROM EMPLOYEE ORDER BY EmpAge DESC;</text:p>
      <text:p text:style-name="P32">AUTO INCREMENT</text:p>
      <text:p text:style-name="P32">CREATE TABLE EMPS( EmpID int NOT NULL AUTO_INCREMENT, FIRSTNAME varchar(255), LASTNAME varchar(255), EMPAGE int, EMPZONE varchar(255) ,<text:span text:style-name="T9">primary(EMPID)</text:span>);</text:p>
      <text:p text:style-name="P33">MAX()</text:p>
      <text:p text:style-name="P33">SELECT MAX(EMPAGE) AS LargestAge from EMPS;</text:p>
      <text:p text:style-name="P33">MIN()</text:p>
      <text:p text:style-name="P33">SELECT MIN(EMPAGE) AS <text:s/>SmallestAge from EMPS;</text:p>
      <text:p text:style-name="P33">CONSTRAINTS</text:p>
      <text:p text:style-name="P33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7T10:33:03.000153723</meta:creation-date>
    <dc:date>2022-12-27T18:46:36.871172200</dc:date>
    <meta:editing-duration>PT22M35S</meta:editing-duration>
    <meta:editing-cycles>4</meta:editing-cycles>
    <meta:generator>LibreOffice/6.0.7.3$Linux_X86_64 LibreOffice_project/00m0$Build-3</meta:generator>
    <meta:document-statistic meta:table-count="5" meta:image-count="0" meta:object-count="0" meta:page-count="7" meta:paragraph-count="227" meta:word-count="1124" meta:character-count="8278" meta:non-whitespace-character-count="6733"/>
  </office:meta>
</office:document-meta>
</file>